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266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1.699cm"/>
    </style:style>
    <style:style style:name="co9" style:family="table-column">
      <style:table-column-properties fo:break-before="auto" style:column-width="1.65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office:forms form:automatic-focus="false" form:apply-design-mode="false"/>
        <table:shapes>
          <draw:frame draw:z-index="0" draw:style-name="gr1" draw:text-style-name="P1" svg:width="15.999cm" svg:height="8.999cm" svg:x="31.616cm" svg:y="0.611cm">
            <draw:object draw:notify-on-update-of-ranges="datos.C2:datos.C61 datos.H2:datos.H61 datos.C2:datos.C61 datos.I2:datos.I61 datos.C2:datos.C61 datos.J2:datos.J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678cm" svg:y="9.816cm">
            <draw:object draw:notify-on-update-of-ranges="datos.C62:datos.C121 datos.H62:datos.H121 datos.C62:datos.C121 datos.I62:datos.I121 datos.C62:datos.C121 datos.J62:datos.J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562cm" svg:y="0.755cm">
            <draw:object draw:notify-on-update-of-ranges="datos.C122:datos.C181 datos.H122:datos.H181 datos.C122:datos.C181 datos.I122:datos.I181 datos.C122:datos.C181 datos.J122:datos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5.895cm" svg:y="9.801cm">
            <draw:object draw:notify-on-update-of-ranges="datos.C182:datos.C241 datos.H182:datos.H241 datos.C182:datos.C241 datos.I182:datos.I241 datos.C182:datos.C241 datos.J182:datos.J2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2.103cm" svg:y="20.169cm">
            <draw:object draw:notify-on-update-of-ranges="datos.C242:datos.C301 datos.H242:datos.H301 datos.C242:datos.C301 datos.I242:datos.I301 datos.C242:datos.C301 datos.J242:datos.J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superior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62.0</text:p>
          </table:table-cell>
          <table:table-cell office:value-type="float" office:value="53" calcext:value-type="float">
            <text:p>53</text:p>
          </table:table-cell>
          <table:table-cell table:formula="of:=[.H2]" office:value-type="float" office:value="53" calcext:value-type="float">
            <text:p>53</text:p>
          </table:table-cell>
          <table:table-cell table:formula="of:=[.I2]" office:value-type="float" office:value="53" calcext:value-type="float">
            <text:p>5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67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84.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09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02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18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36.0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93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25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0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653.0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MIN([.H2:.H12])" office:value-type="float" office:value="45" calcext:value-type="float">
            <text:p>45</text:p>
          </table:table-cell>
          <table:table-cell table:style-name="ce1"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66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63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60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48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2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01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88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37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33.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531.0</text:p>
          </table:table-cell>
          <table:table-cell table:style-name="ce1" office:value-type="float" office:value="37" calcext:value-type="float">
            <text:p>37</text:p>
          </table:table-cell>
          <table:table-cell table:style-name="ce1" table:formula="of:=MIN([.H13:.H22])" office:value-type="float" office:value="37" calcext:value-type="float">
            <text:p>37</text:p>
          </table:table-cell>
          <table:table-cell table:style-name="ce1"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69.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69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61.0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15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65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94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78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99.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95.0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1559.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98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00.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85.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57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60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88.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88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42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42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9987.0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15.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08.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HARMEAN([.H22:.H34])" office:value-type="float" office:value="62.1945157743689" calcext:value-type="float">
            <text:p>62,1945157743689</text:p>
          </table:table-cell>
          <table:table-cell table:number-columns-repeated="53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23.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39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90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19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42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60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67.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7102.0</text:p>
          </table:table-cell>
          <table:table-cell table:style-name="ce1" office:value-type="float" office:value="181" calcext:value-type="float">
            <text:p>181</text:p>
          </table:table-cell>
          <table:table-cell table:style-name="ce1"/>
          <table:table-cell table:style-name="ce1" table:formula="of:=MAX([.H43:.H52])" office:value-type="float" office:value="181" calcext:value-type="float">
            <text:p>181</text:p>
          </table:table-cell>
          <table:table-cell table:style-name="ce1"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93.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85.0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278.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42.0</text:p>
          </table:table-cell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35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22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34.0</text:p>
          </table:table-cell>
          <table:table-cell office:value-type="float" office:value="137" calcext:value-type="float">
            <text:p>13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946.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1941.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[.H61]" office:value-type="float" office:value="80" calcext:value-type="float">
            <text:p>80</text:p>
          </table:table-cell>
          <table:table-cell table:style-name="ce1" table:formula="of:=[.I61]" office:value-type="float" office:value="80" calcext:value-type="float">
            <text:p>80</text:p>
          </table:table-cell>
          <table:table-cell table:style-name="ce1"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98.0</text:p>
          </table:table-cell>
          <table:table-cell office:value-type="float" office:value="78" calcext:value-type="float">
            <text:p>78</text:p>
          </table:table-cell>
          <table:table-cell table:formula="of:=[.H62]" office:value-type="float" office:value="78" calcext:value-type="float">
            <text:p>78</text:p>
          </table:table-cell>
          <table:table-cell table:formula="of:=[.I62]" office:value-type="float" office:value="78" calcext:value-type="float">
            <text:p>78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45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01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80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26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87.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80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84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74.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32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848.0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38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02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44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10.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46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57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89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00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70.0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361.0</text:p>
          </table:table-cell>
          <table:table-cell table:style-name="ce1" office:value-type="float" office:value="123" calcext:value-type="float">
            <text:p>123</text:p>
          </table:table-cell>
          <table:table-cell table:style-name="ce1"/>
          <table:table-cell table:style-name="ce1" table:formula="of:=MAX([.H73:.H82])" office:value-type="float" office:value="123" calcext:value-type="float">
            <text:p>123</text:p>
          </table:table-cell>
          <table:table-cell table:style-name="ce1"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46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70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66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04.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64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36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68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43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27.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0661.0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68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74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10.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76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33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89.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07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67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06.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55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5381.0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01.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92.0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formula="of:=HARMEAN([.H92:.H101])" office:value-type="float" office:value="87.0105977078129" calcext:value-type="float">
            <text:p>87,0105977078129</text:p>
          </table:table-cell>
          <table:table-cell table:number-columns-repeated="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27.0</text:p>
          </table:table-cell>
          <table:table-cell office:value-type="float" office:value="111" calcext:value-type="float">
            <text:p>11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84.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50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18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9.0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43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36.0</text:p>
          </table:table-cell>
          <table:table-cell office:value-type="float" office:value="109" calcext:value-type="float">
            <text:p>109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524.0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901.0</text:p>
          </table:table-cell>
          <table:table-cell office:value-type="float" office:value="347" calcext:value-type="float">
            <text:p>34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385.0</text:p>
          </table:table-cell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46.0</text:p>
          </table:table-cell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809.0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85.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03.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205.0</text:p>
          </table:table-cell>
          <table:table-cell office:value-type="float" office:value="209" calcext:value-type="float">
            <text:p>20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32.0</text:p>
          </table:table-cell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8090.0</text:p>
          </table:table-cell>
          <table:table-cell table:number-columns-repeated="3" table:style-name="ce1" office:value-type="float" office:value="254" calcext:value-type="float">
            <text:p>254</text:p>
          </table:table-cell>
          <table:table-cell table:style-name="ce1"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13.0</text:p>
          </table:table-cell>
          <table:table-cell office:value-type="float" office:value="43" calcext:value-type="float">
            <text:p>43</text:p>
          </table:table-cell>
          <table:table-cell table:formula="of:=[.H122]" office:value-type="float" office:value="43" calcext:value-type="float">
            <text:p>43</text:p>
          </table:table-cell>
          <table:table-cell table:formula="of:=[.I122]" office:value-type="float" office:value="43" calcext:value-type="float">
            <text:p>4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50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84.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17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27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97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76.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72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19.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99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524.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42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39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2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9.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71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79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05.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03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11.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1607.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6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24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44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04.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52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34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15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88.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50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2744.0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53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.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98.0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49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01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95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81.0</text:p>
          </table:table-cell>
          <table:table-cell office:value-type="float" office:value="144" calcext:value-type="float">
            <text:p>14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65.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32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292.0</text:p>
          </table:table-cell>
          <table:table-cell table:style-name="ce1" office:value-type="float" office:value="109" calcext:value-type="float">
            <text:p>109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44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87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1.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75.0</text:p>
          </table:table-cell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14.0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96.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59.0</text:p>
          </table:table-cell>
          <table:table-cell office:value-type="float" office:value="158" calcext:value-type="float">
            <text:p>15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22.0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92.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8502.0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133.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86.0</text:p>
          </table:table-cell>
          <table:table-cell office:value-type="float" office:value="116" calcext:value-type="float">
            <text:p>11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616.0</text:p>
          </table:table-cell>
          <table:table-cell office:value-type="float" office:value="258" calcext:value-type="float">
            <text:p>25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86.0</text:p>
          </table:table-cell>
          <table:table-cell office:value-type="float" office:value="148" calcext:value-type="float">
            <text:p>14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27.0</text:p>
          </table:table-cell>
          <table:table-cell office:value-type="float" office:value="247" calcext:value-type="float">
            <text:p>24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695.0</text:p>
          </table:table-cell>
          <table:table-cell office:value-type="float" office:value="238" calcext:value-type="float">
            <text:p>23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66.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3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007.0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9638.0</text:p>
          </table:table-cell>
          <table:table-cell table:style-name="ce1" office:value-type="float" office:value="265" calcext:value-type="float">
            <text:p>265</text:p>
          </table:table-cell>
          <table:table-cell table:style-name="ce1"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1.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47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96.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51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35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75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23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96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41.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14.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54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521.0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34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83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43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62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25.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31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55.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48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82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8247.0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MIN([.H193:.H202])" office:value-type="float" office:value="55" calcext:value-type="float">
            <text:p>55</text:p>
          </table:table-cell>
          <table:table-cell table:style-name="ce1"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94.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98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39.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56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07.0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07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51.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65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27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1307.0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71.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26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67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54.0</text:p>
          </table:table-cell>
          <table:table-cell office:value-type="float" office:value="178" calcext:value-type="float">
            <text:p>178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09.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324.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70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81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03.0</text:p>
          </table:table-cell>
          <table:table-cell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5112.0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68.0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30.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24.0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29.0</text:p>
          </table:table-cell>
          <table:table-cell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62.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HARMEAN([.H219:.H231])" office:value-type="float" office:value="101.782955210269" calcext:value-type="float">
            <text:p>101,782955210269</text:p>
          </table:table-cell>
          <table:table-cell table:number-columns-repeated="5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20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8.0</text:p>
          </table:table-cell>
          <table:table-cell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93.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65.0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8436.0</text:p>
          </table:table-cell>
          <table:table-cell table:style-name="ce1" office:value-type="float" office:value="323" calcext:value-type="float">
            <text:p>323</text:p>
          </table:table-cell>
          <table:table-cell table:style-name="ce1"/>
          <table:table-cell table:style-name="ce1" table:formula="of:=MAX([.H223:.H232])" office:value-type="float" office:value="323" calcext:value-type="float">
            <text:p>323</text:p>
          </table:table-cell>
          <table:table-cell table:style-name="ce1"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98.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73.0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053.0</text:p>
          </table:table-cell>
          <table:table-cell office:value-type="float" office:value="301" calcext:value-type="float">
            <text:p>301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889.0</text:p>
          </table:table-cell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34.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5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843.0</text:p>
          </table:table-cell>
          <table:table-cell office:value-type="float" office:value="313" calcext:value-type="float">
            <text:p>313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949.0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5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4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188.0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4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81505.0</text:p>
          </table:table-cell>
          <table:table-cell table:style-name="ce1" table:formula="of:=AVERAGE([.H182:.H240])" office:value-type="float" office:value="118.372881355932" calcext:value-type="float">
            <text:p>118,372881355932</text:p>
          </table:table-cell>
          <table:table-cell table:style-name="ce1" table:formula="of:=[.H241]" office:value-type="float" office:value="118.372881355932" calcext:value-type="float">
            <text:p>118,372881355932</text:p>
          </table:table-cell>
          <table:table-cell table:style-name="ce1"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21.0</text:p>
          </table:table-cell>
          <table:table-cell office:value-type="float" office:value="95" calcext:value-type="float">
            <text:p>95</text:p>
          </table:table-cell>
          <table:table-cell table:formula="of:=[.H242]" office:value-type="float" office:value="95" calcext:value-type="float">
            <text:p>95</text:p>
          </table:table-cell>
          <table:table-cell table:formula="of:=[.I242]" office:value-type="float" office:value="95" calcext:value-type="float">
            <text:p>95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17.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32.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17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20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03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41.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17.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6.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44.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0293.0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4.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17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23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60.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06.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06.0</text:p>
          </table:table-cell>
          <table:table-cell office:value-type="float" office:value="114" calcext:value-type="float">
            <text:p>11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62.0</text:p>
          </table:table-cell>
          <table:table-cell office:value-type="float" office:value="152" calcext:value-type="float">
            <text:p>15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1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318.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2865.0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54.0</text:p>
          </table:table-cell>
          <table:table-cell office:value-type="float" office:value="143" calcext:value-type="float">
            <text:p>14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40.0</text:p>
          </table:table-cell>
          <table:table-cell office:value-type="float" office:value="129" calcext:value-type="float">
            <text:p>129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21.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17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95.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58.0</text:p>
          </table:table-cell>
          <table:table-cell office:value-type="float" office:value="131" calcext:value-type="float">
            <text:p>13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50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25.0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09.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55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527.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51.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62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46.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00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42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02.0</text:p>
          </table:table-cell>
          <table:table-cell office:value-type="float" office:value="104" calcext:value-type="float">
            <text:p>10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78.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87.0</text:p>
          </table:table-cell>
          <table:table-cell office:value-type="float" office:value="111" calcext:value-type="float">
            <text:p>111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31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2316.0</text:p>
          </table:table-cell>
          <table:table-cell table:style-name="ce1" office:value-type="float" office:value="216" calcext:value-type="float">
            <text:p>216</text:p>
          </table:table-cell>
          <table:table-cell table:style-name="ce1"/>
          <table:table-cell table:style-name="ce1" table:formula="of:=MAX([.H273:.H282])" office:value-type="float" office:value="216" calcext:value-type="float">
            <text:p>216</text:p>
          </table:table-cell>
          <table:table-cell table:style-name="ce1" table:number-columns-repeated="54"/>
        </table:table-row>
        <table:table-row table:style-name="ro1" table:visibility="filter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5000.0</text:p>
          </table:table-cell>
          <table:table-cell table:style-name="ce2" office:value-type="float" office:value="20.5" calcext:value-type="float">
            <text:p>20,5</text:p>
          </table:table-cell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1.0E-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8824.0</text:p>
          </table:table-cell>
          <table:table-cell table:style-name="ce2" office:value-type="float" office:value="259" calcext:value-type="float">
            <text:p>259</text:p>
          </table:table-cell>
          <table:table-cell table:style-name="ce2"/>
          <table:table-cell table:style-name="ce2" office:value-type="float" office:value="259" calcext:value-type="float">
            <text:p>259</text:p>
          </table:table-cell>
          <table:table-cell table:style-name="ce2"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95.0</text:p>
          </table:table-cell>
          <table:table-cell office:value-type="float" office:value="177" calcext:value-type="float">
            <text:p>17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21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12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23.0</text:p>
          </table:table-cell>
          <table:table-cell office:value-type="float" office:value="113" calcext:value-type="float">
            <text:p>113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18.0</text:p>
          </table:table-cell>
          <table:table-cell office:value-type="float" office:value="147" calcext:value-type="float">
            <text:p>147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56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10.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24.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55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1334.0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67.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065.0</text:p>
          </table:table-cell>
          <table:table-cell office:value-type="float" office:value="214" calcext:value-type="float">
            <text:p>21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89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9.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80.0</text:p>
          </table:table-cell>
          <table:table-cell office:value-type="float" office:value="152" calcext:value-type="float">
            <text:p>15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60.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688.0</text:p>
          </table:table-cell>
          <table:table-cell table:formula="of:=AVERAGE([.H242:.H298])" office:value-type="float" office:value="115.754385964912" calcext:value-type="float">
            <text:p>115,754385964912</text:p>
          </table:table-cell>
          <table:table-cell table:number-columns-repeated="5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5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291.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54"/>
        </table:table-row>
        <table:table-row table:style-name="ro1" table:visibility="filter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99553.0</text:p>
          </table:table-cell>
          <table:table-cell table:style-name="ce1" table:formula="of:=AVERAGE([.H242:.H300])" office:value-type="float" office:value="118.233125185846" calcext:value-type="float">
            <text:p>118,233125185846</text:p>
          </table:table-cell>
          <table:table-cell table:style-name="ce1" table:formula="of:=[.H301]" office:value-type="float" office:value="118.233125185846" calcext:value-type="float">
            <text:p>118,233125185846</text:p>
          </table:table-cell>
          <table:table-cell table:style-name="ce1" table:formula="of:=[.I301]" office:value-type="float" office:value="118.233125185846" calcext:value-type="float">
            <text:p>118,233125185846</text:p>
          </table:table-cell>
          <table:table-cell table:style-name="ce1" table:number-columns-repeated="54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6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63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datos.A1:datos.H302" table:display-filter-buttons="true" table:orientation="column">
          <table:filter>
            <table:filter-and>
              <table:filter-condition table:field-number="1" table:value="4000.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-00-0000</text:date>, <text:time style:data-style-name="N2" text:time-value="15:18:57.6230645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0T16:34:18.454011679</dc:date>
    <meta:editing-duration>PT2H10M48S</meta:editing-duration>
    <meta:editing-cycles>8</meta:editing-cycles>
    <meta:document-statistic meta:table-count="1" meta:cell-count="251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Tabla de w=1000</text:p>
        </chart:title>
        <chart:legend chart:legend-position="end" svg:x="13.439cm" svg:y="3.703cm" style:legend-expansion="high" chart:style-name="ch3"/>
        <chart:plot-area chart:style-name="ch4" table:cell-range-address="datos.C2:datos.C61 datos.H2:datos.J61" chart:data-source-has-labels="row" svg:x="1.331cm" svg:y="1.275cm" svg:width="11.788cm" svg:height="6.564cm">
          <chartooo:coordinate-region svg:x="1.767cm" svg:y="1.474cm" svg:width="10.98cm" svg:height="5.718cm"/>
          <chart:axis chart:dimension="x" chart:name="primary-x" chart:style-name="ch5">
            <chart:title svg:x="5.977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57cm" chart:style-name="ch7">
              <text:p>Epocas</text:p>
            </chart:title>
            <chart:grid chart:style-name="ch8" chart:class="major"/>
          </chart:axis>
          <chart:series chart:style-name="ch9" chart:values-cell-range-address="datos.H2:datos.H61" loext:label-string="epocas" chart:class="chart:scatter">
            <chart:domain table:cell-range-address="datos.C2:datos.C61"/>
            <chart:data-point/>
          </chart:series>
          <chart:series chart:style-name="ch10" chart:values-cell-range-address="datos.I2:datos.I61" loext:label-string="inferior" chart:class="chart:scatter">
            <chart:data-point/>
          </chart:series>
          <chart:series chart:style-name="ch11" chart:values-cell-range-address="datos.J2:datos.J61" loext:label-string="superior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Pesos w=2000</text:p>
        </chart:title>
        <chart:legend chart:legend-position="end" svg:x="13.439cm" svg:y="3.703cm" style:legend-expansion="high" chart:style-name="ch3"/>
        <chart:plot-area chart:style-name="ch4" table:cell-range-address="datos.C62:datos.C121 datos.H62:datos.J121" chart:data-source-has-labels="row" svg:x="1.331cm" svg:y="1.275cm" svg:width="11.788cm" svg:height="6.564cm">
          <chartooo:coordinate-region svg:x="1.767cm" svg:y="1.474cm" svg:width="10.98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43cm" chart:style-name="ch7">
              <text:p>epocas</text:p>
            </chart:title>
            <chart:grid chart:style-name="ch8" chart:class="major"/>
          </chart:axis>
          <chart:series chart:style-name="ch9" chart:values-cell-range-address="datos.H62:datos.H121" loext:label-string="epocas" chart:class="chart:scatter">
            <chart:domain table:cell-range-address="datos.C62:datos.C121"/>
            <chart:data-point/>
          </chart:series>
          <chart:series chart:style-name="ch10" chart:values-cell-range-address="datos.I62:datos.I121" loext:label-string="inferior" chart:class="chart:scatter">
            <chart:data-point/>
          </chart:series>
          <chart:series chart:style-name="ch11" chart:values-cell-range-address="datos.J62:datos.J121" loext:label-string="superior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Pesos w=3000</text:p>
        </chart:title>
        <chart:legend chart:legend-position="end" svg:x="13.439cm" svg:y="3.703cm" style:legend-expansion="high" chart:style-name="ch3"/>
        <chart:plot-area chart:style-name="ch4" table:cell-range-address="datos.C122:datos.C181 datos.H122:datos.J181" chart:data-source-has-labels="row" svg:x="1.331cm" svg:y="1.275cm" svg:width="11.788cm" svg:height="6.564cm">
          <chartooo:coordinate-region svg:x="1.767cm" svg:y="1.474cm" svg:width="10.98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43cm" chart:style-name="ch7">
              <text:p>epocas</text:p>
            </chart:title>
            <chart:grid chart:style-name="ch8" chart:class="major"/>
          </chart:axis>
          <chart:series chart:style-name="ch9" chart:values-cell-range-address="datos.H122:datos.H181" loext:label-string="epocas" chart:class="chart:scatter">
            <chart:domain table:cell-range-address="datos.C122:datos.C181"/>
            <chart:data-point/>
          </chart:series>
          <chart:series chart:style-name="ch10" chart:values-cell-range-address="datos.I122:datos.I181" loext:label-string="inferior" chart:class="chart:scatter">
            <chart:data-point/>
          </chart:series>
          <chart:series chart:style-name="ch11" chart:values-cell-range-address="datos.J122:datos.J181" loext:label-string="superior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Pesos w=4000</text:p>
        </chart:title>
        <chart:legend chart:legend-position="end" svg:x="13.439cm" svg:y="3.703cm" style:legend-expansion="high" chart:style-name="ch3"/>
        <chart:plot-area chart:style-name="ch4" table:cell-range-address="datos.C182:datos.C241 datos.H182:datos.J241" chart:data-source-has-labels="row" svg:x="1.331cm" svg:y="1.275cm" svg:width="11.788cm" svg:height="6.564cm">
          <chartooo:coordinate-region svg:x="2.138cm" svg:y="1.474cm" svg:width="10.794cm" svg:height="5.718cm"/>
          <chart:axis chart:dimension="x" chart:name="primary-x" chart:style-name="ch5">
            <chart:title svg:x="5.977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43cm" chart:style-name="ch7">
              <text:p>epocas</text:p>
            </chart:title>
            <chart:grid chart:style-name="ch8" chart:class="major"/>
          </chart:axis>
          <chart:series chart:style-name="ch9" chart:values-cell-range-address="datos.H182:datos.H241" loext:label-string="epocas" chart:class="chart:scatter">
            <chart:domain table:cell-range-address="datos.C182:datos.C241"/>
            <chart:data-point chart:repeated="60"/>
          </chart:series>
          <chart:series chart:style-name="ch10" chart:values-cell-range-address="datos.I182:datos.I241" loext:label-string="inferior" chart:class="chart:scatter">
            <chart:data-point chart:repeated="60"/>
          </chart:series>
          <chart:series chart:style-name="ch11" chart:values-cell-range-address="datos.J182:datos.J241" loext:label-string="superior" chart:class="chart:scatter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82:datos.C241</svg:desc>
                </draw:g>
              </table:table-cell>
              <table:table-cell office:value-type="float" office:value="19">
                <text:p>19</text:p>
                <draw:g>
                  <svg:desc>datos.H182:datos.H241</svg:desc>
                </draw:g>
              </table:table-cell>
              <table:table-cell office:value-type="float" office:value="19">
                <text:p>19</text:p>
                <draw:g>
                  <svg:desc>datos.I182:datos.I241</svg:desc>
                </draw:g>
              </table:table-cell>
              <table:table-cell office:value-type="float" office:value="19">
                <text:p>19</text:p>
                <draw:g>
                  <svg:desc>datos.J182:datos.J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18.372881355932">
                <text:p>118.372881355932</text:p>
              </table:table-cell>
              <table:table-cell office:value-type="float" office:value="118.372881355932">
                <text:p>118.3728813559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Tabla w=5000</text:p>
        </chart:title>
        <chart:legend chart:legend-position="end" svg:x="13.439cm" svg:y="3.703cm" style:legend-expansion="high" chart:style-name="ch3"/>
        <chart:plot-area chart:style-name="ch4" table:cell-range-address="datos.C242:datos.C301 datos.H242:datos.J301" chart:data-source-has-labels="row" svg:x="1.331cm" svg:y="1.275cm" svg:width="11.788cm" svg:height="6.564cm">
          <chartooo:coordinate-region svg:x="1.767cm" svg:y="1.474cm" svg:width="10.98cm" svg:height="5.718cm"/>
          <chart:axis chart:dimension="x" chart:name="primary-x" chart:style-name="ch5">
            <chart:title svg:x="5.964cm" svg:y="8.019cm" chart:style-name="ch6">
              <text:p>Aprendizajes C1</text:p>
            </chart:title>
          </chart:axis>
          <chart:axis chart:dimension="y" chart:name="primary-y" chart:style-name="ch5">
            <chart:title svg:x="0.451cm" svg:y="5.143cm" chart:style-name="ch7">
              <text:p>epocas</text:p>
            </chart:title>
            <chart:grid chart:style-name="ch8" chart:class="major"/>
          </chart:axis>
          <chart:series chart:style-name="ch9" chart:values-cell-range-address="datos.H242:datos.H301" loext:label-string="epocas" chart:class="chart:scatter">
            <chart:domain table:cell-range-address="datos.C242:datos.C301"/>
            <chart:data-point/>
          </chart:series>
          <chart:series chart:style-name="ch10" chart:values-cell-range-address="datos.I242:datos.I301" loext:label-string="inferior" chart:class="chart:scatter">
            <chart:data-point/>
          </chart:series>
          <chart:series chart:style-name="ch11" chart:values-cell-range-address="datos.J242:datos.J301" loext:label-string="superior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